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StackTraceCleanerProvider.isIn( StackTraceElement candid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yStackTraceCleanerProvider.getStackTraceCleaner( final StackTraceCleaner defaultClea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